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ymbol" svg:font-family="Symbol" style:font-pitch="variable"/>
    <style:font-face style:name="Symbol1" svg:font-family="Symbol"/>
    <style:font-face style:name="Times" svg:font-family="Times" style:font-pitch="variable"/>
    <style:font-face style:name="Times1" svg:font-family="Times"/>
  </office:font-face-decls>
  <office:automatic-styles>
    <style:style style:name="dp1" style:family="drawing-page"/>
    <style:style style:name="gr1" style:family="graphic" style:parent-style-name="standard">
      <style:graphic-properties draw:stroke="solid" svg:stroke-width="0.017cm" svg:stroke-color="#241f1f" draw:stroke-linejoin="round" svg:stroke-linecap="round" draw:fill="none" fo:padding-top="0.008cm" fo:padding-bottom="0.008cm" fo:padding-left="0.008cm" fo:padding-right="0.008cm" loext:decorative="false"/>
    </style:style>
    <style:style style:name="gr2" style:family="graphic" style:parent-style-name="standard">
      <style:graphic-properties draw:stroke="none" draw:fill="none" draw:textarea-horizontal-align="left" draw:textarea-vertical-align="top" draw:auto-grow-height="true" draw:auto-grow-width="true" fo:min-height="0.319cm" fo:min-width="0.586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19cm" fo:min-width="1.374cm" fo:padding-top="0cm" fo:padding-bottom="0cm" fo:padding-left="0cm" fo:padding-right="0cm" loext:decorative="false"/>
      <style:paragraph-properties style:writing-mode="lr-tb"/>
    </style:style>
    <style:style style:name="gr4" style:family="graphic" style:parent-style-name="standard">
      <style:graphic-properties draw:stroke="none" draw:fill="solid" draw:fill-color="#241f1f" loext:decorative="false"/>
    </style:style>
    <style:style style:name="gr5" style:family="graphic" style:parent-style-name="standard">
      <style:graphic-properties draw:stroke="none" draw:fill="none" draw:textarea-horizontal-align="left" draw:textarea-vertical-align="top" draw:auto-grow-height="true" draw:auto-grow-width="true" fo:min-height="0.319cm" fo:min-width="1.484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19cm" fo:min-width="0.802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9cm" fo:min-width="1.501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19cm" fo:min-width="1.23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19cm" fo:min-width="1.17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39cm" fo:min-width="0.641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34cm" fo:min-width="0.679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35cm" fo:min-width="0.48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3cm" fo:min-width="0.393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35cm" fo:min-width="0.395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3cm" fo:min-width="0.485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06cm" fo:min-width="0.229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26cm" fo:min-width="0.393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39cm" fo:min-width="0.87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cm" fo:min-width="0.615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9cm" fo:min-width="0.667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1cm" fo:min-width="0.229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26cm" fo:min-width="0.527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8cm" fo:min-width="0.393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cm" fo:min-width="0.395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35cm" fo:min-width="0.396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15cm" fo:min-width="0.231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53cm" fo:min-width="0.637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53cm" fo:min-width="0.396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534cm" fo:min-width="0.768cm" fo:padding-top="0cm" fo:padding-bottom="0cm" fo:padding-left="0cm" fo:padding-right="0cm" loext:decorative="false"/>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8pt" style:font-size-asian="8pt" style:font-size-complex="8pt"/>
    </style:style>
    <style:style style:name="P4" style:family="paragraph">
      <loext:graphic-properties draw:fill="solid" draw:fill-color="#241f1f"/>
    </style:style>
    <style:style style:name="P5" style:family="paragraph">
      <loext:graphic-properties draw:fill="none"/>
      <style:text-properties fo:font-size="11.3000001907349pt" style:font-size-asian="11.3000001907349pt" style:font-size-complex="11.3000001907349pt"/>
    </style:style>
    <style:style style:name="P6" style:family="paragraph">
      <loext:graphic-properties draw:fill="none"/>
      <style:text-properties fo:font-size="11.1999998092651pt" style:font-size-asian="11.1999998092651pt" style:font-size-complex="11.1999998092651pt"/>
    </style:style>
    <style:style style:name="P7" style:family="paragraph">
      <style:paragraph-properties fo:text-align="start" style:writing-mode="lr-tb"/>
      <style:text-properties fo:font-style="italic" style:font-style-asian="italic" style:font-style-complex="italic"/>
    </style:style>
    <style:style style:name="P8" style:family="paragraph">
      <loext:graphic-properties draw:fill="none"/>
      <style:text-properties fo:font-size="11.3000001907349pt" fo:font-style="italic" style:font-size-asian="11.3000001907349pt" style:font-style-asian="italic" style:font-size-complex="11.3000001907349pt" style:font-style-complex="italic"/>
    </style:style>
    <style:style style:name="P9" style:family="paragraph">
      <loext:graphic-properties draw:fill="none"/>
      <style:text-properties fo:font-size="11.1000003814697pt" style:font-size-asian="11.1000003814697pt" style:font-size-complex="11.1000003814697pt"/>
    </style:style>
    <style:style style:name="P10" style:family="paragraph">
      <loext:graphic-properties draw:fill="none"/>
      <style:text-properties fo:font-size="6.5pt" style:font-size-asian="6.5pt" style:font-size-complex="6.5pt"/>
    </style:style>
    <style:style style:name="P11" style:family="paragraph">
      <loext:graphic-properties draw:fill="none"/>
      <style:paragraph-properties fo:text-align="start"/>
      <style:text-properties fo:font-size="11.1999998092651pt" style:font-size-asian="11.1999998092651pt" style:font-size-complex="11.1999998092651pt"/>
    </style:style>
    <style:style style:name="T1" style:family="text">
      <style:text-properties fo:color="#241f1f" loext:opacity="100%" style:font-name="Arial" fo:font-size="8pt" fo:font-weight="normal" style:font-name-asian="Arial" style:font-size-asian="8pt" style:font-weight-asian="normal" style:font-name-complex="Arial" style:font-size-complex="8pt" style:font-weight-complex="normal"/>
    </style:style>
    <style:style style:name="T2" style:family="text">
      <style:text-properties fo:color="#241f1f" loext:opacity="100%" style:font-name="Times1" fo:font-size="11.3000001907349pt" fo:font-style="italic" fo:font-weight="normal" style:font-name-asian="Times1" style:font-size-asian="11.3000001907349pt" style:font-style-asian="italic" style:font-weight-asian="normal" style:font-name-complex="Times1" style:font-size-complex="11.3000001907349pt" style:font-style-complex="italic" style:font-weight-complex="normal"/>
    </style:style>
    <style:style style:name="T3" style:family="text">
      <style:text-properties fo:color="#241f1f" loext:opacity="100%" style:font-name="Times1" fo:font-size="11.3000001907349pt" fo:font-style="normal" fo:font-weight="normal" style:font-name-asian="Times1" style:font-size-asian="11.3000001907349pt" style:font-style-asian="normal" style:font-weight-asian="normal" style:font-name-complex="Times1" style:font-size-complex="11.3000001907349pt" style:font-style-complex="normal" style:font-weight-complex="normal"/>
    </style:style>
    <style:style style:name="T4" style:family="text">
      <style:text-properties fo:color="#241f1f" loext:opacity="100%" style:font-name="Times1" fo:font-size="11.1999998092651pt" fo:font-style="italic" fo:font-weight="normal" style:font-name-asian="Times1" style:font-size-asian="11.1999998092651pt" style:font-style-asian="italic" style:font-weight-asian="normal" style:font-name-complex="Times1" style:font-size-complex="11.1999998092651pt" style:font-style-complex="italic" style:font-weight-complex="normal"/>
    </style:style>
    <style:style style:name="T5" style:family="text">
      <style:text-properties fo:color="#241f1f" loext:opacity="100%" style:font-name="Times1" fo:font-size="11.1999998092651pt" fo:font-style="normal" fo:font-weight="normal" style:font-name-asian="Times1" style:font-size-asian="11.1999998092651pt" style:font-style-asian="normal" style:font-weight-asian="normal" style:font-name-complex="Times1" style:font-size-complex="11.1999998092651pt" style:font-style-complex="normal" style:font-weight-complex="normal"/>
    </style:style>
    <style:style style:name="T6" style:family="text">
      <style:text-properties fo:color="#241f1f" loext:opacity="100%" style:font-name="Times1" fo:font-size="11.1000003814697pt" fo:font-style="italic" fo:font-weight="normal" style:font-name-asian="Times1" style:font-size-asian="11.1000003814697pt" style:font-style-asian="italic" style:font-weight-asian="normal" style:font-name-complex="Times1" style:font-size-complex="11.1000003814697pt" style:font-style-complex="italic" style:font-weight-complex="normal"/>
    </style:style>
    <style:style style:name="T7" style:family="text">
      <style:text-properties fo:color="#241f1f" loext:opacity="100%" style:font-name="Times1" fo:font-size="6.5pt" fo:font-weight="normal" style:font-name-asian="Times1" style:font-size-asian="6.5pt" style:font-weight-asian="normal" style:font-name-complex="Times1" style:font-size-complex="6.5pt" style:font-weight-complex="normal"/>
    </style:style>
    <style:style style:name="T8" style:family="text">
      <style:text-properties fo:color="#241f1f" loext:opacity="100%" style:font-name="Times1" fo:font-size="11.1999998092651pt" fo:font-weight="normal" style:font-name-asian="Times1" style:font-size-asian="11.1999998092651pt" style:font-weight-asian="normal" style:font-name-complex="Times1" style:font-size-complex="11.1999998092651pt" style:font-weight-complex="normal"/>
    </style:style>
    <style:style style:name="T9" style:family="text">
      <style:text-properties fo:color="#241f1f" loext:opacity="100%" style:font-name="Times1" fo:font-size="11.3000001907349pt" fo:font-weight="normal" style:font-name-asian="Times1" style:font-size-asian="11.3000001907349pt" style:font-weight-asian="normal" style:font-name-complex="Times1" style:font-size-complex="11.3000001907349pt" style:font-weight-complex="normal"/>
    </style:style>
    <style:style style:name="T10" style:family="text">
      <style:text-properties fo:color="#241f1f" loext:opacity="100%" style:font-name="Times1" fo:font-size="11.1999998092651pt" fo:font-style="italic" fo:font-weight="normal" style:font-name-asian="Symbol1" style:font-size-asian="11.1999998092651pt" style:font-style-asian="italic" style:font-weight-asian="normal" style:font-name-complex="Times1" style:font-size-complex="11.1999998092651pt" style:font-style-complex="italic" style:font-weight-complex="normal"/>
    </style:style>
    <style:style style:name="T11" style:family="text">
      <style:text-properties fo:color="#241f1f" loext:opacity="100%" style:font-name="Symbol1" fo:font-size="11.1999998092651pt" fo:font-style="italic" fo:font-weight="normal" style:font-name-asian="Symbol1" style:font-size-asian="11.1999998092651pt" style:font-style-asian="italic" style:font-weight-asian="normal" style:font-name-complex="Symbol1" style:font-size-complex="11.1999998092651pt" style:font-style-complex="italic" style:font-weight-complex="normal"/>
    </style:style>
    <style:style style:name="T12" style:family="text">
      <style:text-properties fo:color="#241f1f" loext:opacity="100%" style:font-name="Times1" fo:font-size="6.5pt" fo:font-style="italic" fo:font-weight="normal" style:font-name-asian="Times1" style:font-size-asian="6.5pt" style:font-style-asian="italic" style:font-weight-asian="normal" style:font-name-complex="Times1" style:font-size-complex="6.5pt" style:font-style-complex="italic" style:font-weight-complex="normal"/>
    </style:style>
    <style:style style:name="T13" style:family="text">
      <style:text-properties fo:color="#241f1f" loext:opacity="100%" style:font-name="Symbol1" fo:font-size="11.1999998092651pt" fo:font-weight="normal" style:font-name-asian="Symbol1" style:font-size-asian="11.1999998092651pt" style:font-weight-asian="normal" style:font-name-complex="Symbol1" style:font-size-complex="11.1999998092651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373cm" svg:height="1.78cm" svg:x="4.356cm" svg:y="3.452cm" svg:viewBox="0 0 2374 1781" draw:points="0,1781 2374,1781 2374,0 0,0">
          <text:p/>
        </draw:polygon>
        <draw:frame draw:style-name="gr2" draw:text-style-name="P3" draw:layer="layout" svg:width="0.586cm" svg:height="0.319cm" svg:x="5.244cm" svg:y="3.86cm">
          <draw:text-box>
            <text:p text:style-name="P2"><text:span text:style-name="T1">DSP</text:span></text:p>
          </draw:text-box>
        </draw:frame>
        <draw:frame draw:style-name="gr3" draw:text-style-name="P3" draw:layer="layout" svg:width="1.374cm" svg:height="0.319cm" svg:x="4.852cm" svg:y="4.199cm">
          <draw:text-box>
            <text:p text:style-name="P2"><text:span text:style-name="T1">processing</text:span></text:p>
          </draw:text-box>
        </draw:frame>
        <draw:line draw:style-name="gr1" draw:text-style-name="P1" draw:layer="layout" svg:x1="6.729cm" svg:y1="4.342cm" svg:x2="7.433cm" svg:y2="4.342cm">
          <text:p/>
        </draw:line>
        <draw:polygon draw:style-name="gr4" draw:text-style-name="P4" draw:layer="layout" svg:width="0.213cm" svg:height="0.214cm" svg:x="7.405cm" svg:y="4.235cm" svg:viewBox="0 0 214 215" draw:points="0,0 214,108 0,215">
          <text:p/>
        </draw:polygon>
        <draw:polyline draw:style-name="gr1" draw:text-style-name="P1" draw:layer="layout" svg:width="0cm" svg:height="0cm" svg:x="9.398cm" svg:y="4.045cm" svg:viewBox="0 0 0 0" draw:points="0,0">
          <text:p/>
        </draw:polyline>
        <draw:polygon draw:style-name="gr1" draw:text-style-name="P1" draw:layer="layout" svg:width="1.78cm" svg:height="1.78cm" svg:x="7.618cm" svg:y="3.452cm" svg:viewBox="0 0 1781 1781" draw:points="0,1781 1781,1781 1781,0 0,0">
          <text:p/>
        </draw:polygon>
        <draw:frame draw:style-name="gr5" draw:text-style-name="P3" draw:layer="layout" svg:width="1.484cm" svg:height="0.319cm" svg:x="4.797cm" svg:y="4.538cm">
          <draw:text-box>
            <text:p text:style-name="P2"><text:span text:style-name="T1">DFT or FFT</text:span></text:p>
          </draw:text-box>
        </draw:frame>
        <draw:frame draw:style-name="gr6" draw:text-style-name="P3" draw:layer="layout" svg:width="0.802cm" svg:height="0.319cm" svg:x="8.101cm" svg:y="3.683cm">
          <draw:text-box>
            <text:p text:style-name="P2"><text:span text:style-name="T1">Power</text:span></text:p>
          </draw:text-box>
        </draw:frame>
        <draw:frame draw:style-name="gr7" draw:text-style-name="P3" draw:layer="layout" svg:width="1.501cm" svg:height="0.319cm" svg:x="7.756cm" svg:y="4.021cm">
          <draw:text-box>
            <text:p text:style-name="P2"><text:span text:style-name="T1">spectrum or</text:span></text:p>
          </draw:text-box>
        </draw:frame>
        <draw:frame draw:style-name="gr8" draw:text-style-name="P3" draw:layer="layout" svg:width="1.23cm" svg:height="0.319cm" svg:x="7.889cm" svg:y="4.36cm">
          <draw:text-box>
            <text:p text:style-name="P2"><text:span text:style-name="T1">amplitude</text:span></text:p>
          </draw:text-box>
        </draw:frame>
        <draw:frame draw:style-name="gr9" draw:text-style-name="P3" draw:layer="layout" svg:width="1.17cm" svg:height="0.319cm" svg:x="7.921cm" svg:y="4.699cm">
          <draw:text-box>
            <text:p text:style-name="P2"><text:span text:style-name="T1">spectrum</text:span></text:p>
          </draw:text-box>
        </draw:frame>
        <draw:frame draw:style-name="gr10" draw:text-style-name="P5" draw:layer="layout" svg:width="0.641cm" svg:height="0.539cm" svg:x="2.988cm" svg:y="4.301cm">
          <draw:text-box>
            <text:p text:style-name="P2"><text:span text:style-name="T2">x</text:span><text:span text:style-name="T3">(</text:span><text:span text:style-name="T2">n</text:span><text:span text:style-name="T3">)</text:span></text:p>
          </draw:text-box>
        </draw:frame>
        <draw:frame draw:style-name="gr11" draw:text-style-name="P6" draw:layer="layout" svg:width="0.679cm" svg:height="0.534cm" svg:x="6.805cm" svg:y="2.911cm">
          <draw:text-box>
            <text:p text:style-name="P2"><text:span text:style-name="T4">X</text:span><text:span text:style-name="T5">(</text:span><text:span text:style-name="T4">k</text:span><text:span text:style-name="T5">)</text:span></text:p>
          </draw:text-box>
        </draw:frame>
        <draw:polyline draw:style-name="gr1" draw:text-style-name="P1" draw:layer="layout" svg:width="3.559cm" svg:height="1.779cm" svg:x="0.797cm" svg:y="1.08cm" svg:viewBox="0 0 3560 1780" draw:points="0,0 0,1780 3560,1780">
          <text:p/>
        </draw:polyline>
        <draw:frame draw:style-name="gr12" draw:text-style-name="P8" draw:layer="layout" svg:width="0.641cm" svg:height="0.539cm" svg:x="0.944cm" svg:y="0.498cm">
          <draw:text-box>
            <text:p text:style-name="P7"><text:span text:style-name="T2">x</text:span><text:span text:style-name="T3">(</text:span><text:span text:style-name="T2">n</text:span><text:span text:style-name="T3">)</text:span></text:p>
          </draw:text-box>
        </draw:frame>
        <draw:line draw:style-name="gr1" draw:text-style-name="P1" draw:layer="layout" svg:x1="0.797cm" svg:y1="2.859cm" svg:x2="0.797cm" svg:y2="2.266cm">
          <text:p/>
        </draw:line>
        <draw:polygon draw:style-name="gr4" draw:text-style-name="P4" draw:layer="layout" svg:width="0.162cm" svg:height="0.162cm" svg:x="0.718cm" svg:y="2.187cm" svg:viewBox="0 0 163 163" draw:points="80,163 92,159 100,159 108,155 115,155 123,147 139,139 147,123 155,115 155,108 159,100 159,92 163,79 159,71 159,63 155,55 155,47 147,39 139,23 131,20 123,12 108,4 100,4 92,0 72,0 64,4 56,4 44,8 36,12 32,20 24,23 17,31 5,55 5,63 0,71 0,92 5,100 5,108 17,131 24,139 32,143 44,155 56,155 64,159 72,159">
          <text:p/>
        </draw:polygon>
        <draw:line draw:style-name="gr1" draw:text-style-name="P1" draw:layer="layout" svg:x1="1.39cm" svg:y1="2.859cm" svg:x2="1.39cm" svg:y2="1.673cm">
          <text:p/>
        </draw:line>
        <draw:polygon draw:style-name="gr4" draw:text-style-name="P4" draw:layer="layout" svg:width="0.162cm" svg:height="0.162cm" svg:x="1.311cm" svg:y="1.594cm" svg:viewBox="0 0 163 163" draw:points="80,163 92,159 100,159 108,155 116,155 124,147 139,139 147,123 155,115 155,107 159,99 159,92 163,80 159,72 159,64 155,56 155,48 147,40 139,23 131,19 124,11 108,4 100,4 92,0 72,0 64,4 55,4 43,7 36,11 32,19 24,23 16,32 4,56 4,64 0,72 0,92 4,99 4,107 16,131 24,139 32,143 43,155 55,155 64,159 72,159">
          <text:p/>
        </draw:polygon>
        <draw:line draw:style-name="gr1" draw:text-style-name="P1" draw:layer="layout" svg:x1="1.687cm" svg:y1="2.266cm" svg:x2="1.71cm" svg:y2="2.266cm">
          <text:p/>
        </draw:line>
        <draw:line draw:style-name="gr1" draw:text-style-name="P1" draw:layer="layout" svg:x1="1.829cm" svg:y1="2.266cm" svg:x2="1.853cm" svg:y2="2.266cm">
          <text:p/>
        </draw:line>
        <draw:line draw:style-name="gr1" draw:text-style-name="P1" draw:layer="layout" svg:x1="1.971cm" svg:y1="2.266cm" svg:x2="1.995cm" svg:y2="2.266cm">
          <text:p/>
        </draw:line>
        <draw:line draw:style-name="gr1" draw:text-style-name="P1" draw:layer="layout" svg:x1="2.114cm" svg:y1="2.266cm" svg:x2="2.137cm" svg:y2="2.266cm">
          <text:p/>
        </draw:line>
        <draw:line draw:style-name="gr1" draw:text-style-name="P1" draw:layer="layout" svg:x1="2.256cm" svg:y1="2.266cm" svg:x2="2.28cm" svg:y2="2.266cm">
          <text:p/>
        </draw:line>
        <draw:line draw:style-name="gr1" draw:text-style-name="P1" draw:layer="layout" svg:x1="2.576cm" svg:y1="2.859cm" svg:x2="2.576cm" svg:y2="3.156cm">
          <text:p/>
        </draw:line>
        <draw:polygon draw:style-name="gr4" draw:text-style-name="P4" draw:layer="layout" svg:width="0.162cm" svg:height="0.162cm" svg:x="2.497cm" svg:y="3.077cm" svg:viewBox="0 0 163 163" draw:points="80,0 72,0 65,3 57,3 45,8 37,12 33,20 25,24 17,32 5,56 5,64 0,72 0,91 5,99 5,107 17,131 25,139 33,143 45,155 57,155 65,159 72,159 80,163 92,159 100,159 108,155 116,155 124,147 140,139 148,123 156,115 156,107 159,99 159,91 163,80 159,72 159,64 156,56 156,48 148,40 140,24 132,20 124,12 108,3 100,3 92,0">
          <text:p/>
        </draw:polygon>
        <draw:line draw:style-name="gr1" draw:text-style-name="P1" draw:layer="layout" svg:x1="3.17cm" svg:y1="2.859cm" svg:x2="3.17cm" svg:y2="2.562cm">
          <text:p/>
        </draw:line>
        <draw:polygon draw:style-name="gr4" draw:text-style-name="P4" draw:layer="layout" svg:width="0.163cm" svg:height="0.162cm" svg:x="3.09cm" svg:y="2.483cm" svg:viewBox="0 0 164 163" draw:points="81,163 92,160 100,160 108,156 116,156 124,148 140,140 148,124 156,116 156,107 160,99 160,91 164,79 160,72 160,64 156,56 156,48 148,40 140,24 132,20 124,12 108,4 100,4 92,0 73,0 65,4 56,4 44,8 36,12 32,20 24,24 16,32 4,56 4,64 0,72 0,91 4,99 4,107 16,132 24,140 32,144 44,156 56,156 65,160 73,160">
          <text:p/>
        </draw:polygon>
        <draw:polyline draw:style-name="gr1" draw:text-style-name="P1" draw:layer="layout" svg:width="0cm" svg:height="0cm" svg:x="3.763cm" svg:y="2.859cm" svg:viewBox="0 0 0 0" draw:points="0,0">
          <text:p/>
        </draw:polyline>
        <draw:polygon draw:style-name="gr4" draw:text-style-name="P4" draw:layer="layout" svg:width="0.162cm" svg:height="0.162cm" svg:x="3.684cm" svg:y="2.78cm" svg:viewBox="0 0 163 163" draw:points="0,79 0,91 4,99 4,107 15,130 23,138 31,143 35,147 43,155 55,155 63,159 71,159 79,163 91,159 98,159 106,155 115,155 123,147 139,138 147,123 155,115 155,107 159,99 159,91 163,79 159,71 159,63 155,55 155,47 147,39 139,24 131,20 123,12 106,4 98,4 91,0 71,0 63,4 55,4 43,8 35,12 31,20 23,24 15,32 11,39 8,47 4,55 4,63 0,71">
          <text:p/>
        </draw:polygon>
        <draw:line draw:style-name="gr1" draw:text-style-name="P1" draw:layer="layout" svg:x1="0.797cm" svg:y1="3.306cm" svg:x2="0.797cm" svg:y2="3.602cm">
          <text:p/>
        </draw:line>
        <draw:line draw:style-name="gr1" draw:text-style-name="P1" draw:layer="layout" svg:x1="1.39cm" svg:y1="3.306cm" svg:x2="1.39cm" svg:y2="3.602cm">
          <text:p/>
        </draw:line>
        <draw:line draw:style-name="gr1" draw:text-style-name="P1" draw:layer="layout" svg:x1="0.983cm" svg:y1="3.452cm" svg:x2="1.204cm" svg:y2="3.452cm">
          <text:p/>
        </draw:line>
        <draw:path draw:style-name="gr4" draw:text-style-name="P4" draw:layer="layout" svg:width="0.593cm" svg:height="0.214cm" svg:x="0.797cm" svg:y="3.345cm" svg:viewBox="0 0 594 215" svg:d="M213 0l-213 108 213 107zM380 0l214 108-214 107z">
          <text:p/>
        </draw:path>
        <draw:frame draw:style-name="gr13" draw:text-style-name="P9" draw:layer="layout" svg:width="0.393cm" svg:height="0.53cm" svg:x="4.544cm" svg:y="2.41cm">
          <draw:text-box>
            <text:p text:style-name="P2"><text:span text:style-name="T6">n</text:span></text:p>
          </draw:text-box>
        </draw:frame>
        <draw:line draw:style-name="gr1" draw:text-style-name="P1" draw:layer="layout" svg:x1="0.797cm" svg:y1="3.749cm" svg:x2="0.797cm" svg:y2="4.045cm">
          <text:p/>
        </draw:line>
        <draw:line draw:style-name="gr1" draw:text-style-name="P1" draw:layer="layout" svg:x1="3.763cm" svg:y1="3.156cm" svg:x2="3.763cm" svg:y2="4.045cm">
          <text:p/>
        </draw:line>
        <draw:line draw:style-name="gr1" draw:text-style-name="P1" draw:layer="layout" svg:x1="0.983cm" svg:y1="3.899cm" svg:x2="3.577cm" svg:y2="3.899cm">
          <text:p/>
        </draw:line>
        <draw:path draw:style-name="gr4" draw:text-style-name="P4" draw:layer="layout" svg:width="2.966cm" svg:height="0.214cm" svg:x="0.797cm" svg:y="3.792cm" svg:viewBox="0 0 2967 215" svg:d="M213 0l-213 108 213 107zM2753 0l214 108-214 107z">
          <text:p/>
        </draw:path>
        <draw:frame draw:style-name="gr14" draw:text-style-name="P5" draw:layer="layout" svg:width="0.395cm" svg:height="0.535cm" svg:x="0.975cm" svg:y="2.87cm">
          <draw:text-box>
            <text:p text:style-name="P2"><text:span text:style-name="T2">T</text:span></text:p>
          </draw:text-box>
        </draw:frame>
        <draw:frame draw:style-name="gr13" draw:text-style-name="P9" draw:layer="layout" svg:width="0.393cm" svg:height="0.53cm" svg:x="1.657cm" svg:y="3.336cm">
          <draw:text-box>
            <text:p text:style-name="P2"><text:span text:style-name="T6">T</text:span></text:p>
          </draw:text-box>
        </draw:frame>
        <draw:frame draw:style-name="gr15" draw:text-style-name="P9" draw:layer="layout" svg:width="0.485cm" svg:height="0.53cm" svg:x="2.43cm" svg:y="3.336cm">
          <draw:text-box>
            <text:p text:style-name="P2"><text:span text:style-name="T6">NT</text:span></text:p>
          </draw:text-box>
        </draw:frame>
        <draw:frame draw:style-name="gr16" draw:text-style-name="P10" draw:layer="layout" svg:width="0.229cm" svg:height="0.306cm" svg:x="1.835cm" svg:y="3.607cm">
          <draw:text-box>
            <text:p text:style-name="P2"><text:span text:style-name="T7">0</text:span></text:p>
          </draw:text-box>
        </draw:frame>
        <draw:frame draw:style-name="gr17" draw:text-style-name="P6" draw:layer="layout" svg:width="0.393cm" svg:height="0.526cm" svg:x="2.081cm" svg:y="3.335cm">
          <draw:text-box>
            <text:p text:style-name="P2"><text:span text:style-name="T8">=</text:span></text:p>
          </draw:text-box>
        </draw:frame>
        <draw:polyline draw:style-name="gr1" draw:text-style-name="P1" draw:layer="layout" svg:width="2.966cm" svg:height="2.076cm" svg:x="10.288cm" svg:y="2.416cm" svg:viewBox="0 0 2967 2077" draw:points="0,0 0,2077 2967,2077">
          <text:p/>
        </draw:polyline>
        <draw:line draw:style-name="gr1" draw:text-style-name="P1" draw:layer="layout" svg:x1="10.288cm" svg:y1="4.492cm" svg:x2="10.288cm" svg:y2="3.009cm">
          <text:p/>
        </draw:line>
        <draw:line draw:style-name="gr1" draw:text-style-name="P1" draw:layer="layout" svg:x1="10.881cm" svg:y1="4.492cm" svg:x2="10.881cm" svg:y2="2.713cm">
          <text:p/>
        </draw:line>
        <draw:polygon draw:style-name="gr4" draw:text-style-name="P4" draw:layer="layout" svg:width="0.162cm" svg:height="0.158cm" svg:x="10.802cm" svg:y="2.634cm" svg:viewBox="0 0 163 159" draw:points="79,159 99,159 131,143 139,135 143,127 147,123 155,115 155,106 159,95 159,87 163,79 159,71 159,59 155,51 155,43 147,35 143,27 139,23 131,15 99,0 63,0 55,4 43,8 35,12 23,23 16,27 4,51 4,59 0,71 0,87 4,95 4,106 12,123 16,127 35,147 43,151 55,155 63,159">
          <text:p/>
        </draw:polygon>
        <draw:line draw:style-name="gr1" draw:text-style-name="P1" draw:layer="layout" svg:x1="11.474cm" svg:y1="4.492cm" svg:x2="11.474cm" svg:y2="3.602cm">
          <text:p/>
        </draw:line>
        <draw:polygon draw:style-name="gr4" draw:text-style-name="P4" draw:layer="layout" svg:width="0.162cm" svg:height="0.159cm" svg:x="11.395cm" svg:y="3.523cm" svg:viewBox="0 0 163 160" draw:points="80,160 100,160 131,144 139,136 143,128 155,116 155,108 159,96 159,88 163,80 159,73 159,61 155,53 155,45 147,37 143,29 131,17 100,0 64,0 56,4 44,8 37,12 25,25 17,29 8,45 4,53 4,61 0,73 0,88 4,96 4,108 12,124 37,148 44,152 56,156 64,160">
          <text:p/>
        </draw:polygon>
        <draw:line draw:style-name="gr1" draw:text-style-name="P1" draw:layer="layout" svg:x1="10.584cm" svg:y1="4.492cm" svg:x2="10.584cm" svg:y2="3.306cm">
          <text:p/>
        </draw:line>
        <draw:polygon draw:style-name="gr4" draw:text-style-name="P4" draw:layer="layout" svg:width="0.162cm" svg:height="0.158cm" svg:x="10.505cm" svg:y="3.227cm" svg:viewBox="0 0 163 159" draw:points="79,159 100,159 132,142 140,134 143,126 155,114 155,107 159,95 159,87 163,79 159,71 159,59 155,51 155,43 147,35 143,27 132,16 100,0 63,0 56,4 44,8 36,12 24,23 16,27 8,43 4,51 4,59 0,71 0,87 4,95 4,107 12,122 32,142 36,146 44,150 56,155 63,159">
          <text:p/>
        </draw:polygon>
        <draw:line draw:style-name="gr1" draw:text-style-name="P1" draw:layer="layout" svg:x1="11.177cm" svg:y1="4.492cm" svg:x2="11.177cm" svg:y2="3.899cm">
          <text:p/>
        </draw:line>
        <draw:polygon draw:style-name="gr4" draw:text-style-name="P4" draw:layer="layout" svg:width="0.162cm" svg:height="0.158cm" svg:x="11.098cm" svg:y="3.82cm" svg:viewBox="0 0 163 159" draw:points="79,159 99,159 131,143 139,135 143,128 156,116 156,108 159,96 159,88 163,80 159,72 159,60 156,52 156,44 147,37 143,28 131,16 99,0 64,0 56,4 44,8 36,12 24,24 16,28 8,44 4,52 4,60 0,72 0,88 4,96 4,108 12,124 36,147 44,151 56,155 64,159">
          <text:p/>
        </draw:polygon>
        <draw:line draw:style-name="gr1" draw:text-style-name="P1" draw:layer="layout" svg:x1="11.771cm" svg:y1="4.492cm" svg:x2="11.771cm" svg:y2="3.899cm">
          <text:p/>
        </draw:line>
        <draw:polygon draw:style-name="gr4" draw:text-style-name="P4" draw:layer="layout" svg:width="0.162cm" svg:height="0.158cm" svg:x="11.692cm" svg:y="3.82cm" svg:viewBox="0 0 163 159" draw:points="80,159 99,159 131,143 139,135 143,128 155,116 155,108 159,96 159,88 163,80 159,72 159,60 155,52 155,44 147,37 143,28 131,16 99,0 64,0 56,4 44,8 35,12 23,24 15,28 7,44 3,52 3,60 0,72 0,88 3,96 3,108 11,124 35,147 44,151 56,155 64,159">
          <text:p/>
        </draw:polygon>
        <draw:line draw:style-name="gr1" draw:text-style-name="P1" draw:layer="layout" svg:x1="12.067cm" svg:y1="4.492cm" svg:x2="12.067cm" svg:y2="3.306cm">
          <text:p/>
        </draw:line>
        <draw:polygon draw:style-name="gr4" draw:text-style-name="P4" draw:layer="layout" svg:width="0.162cm" svg:height="0.158cm" svg:x="11.988cm" svg:y="3.227cm" svg:viewBox="0 0 163 159" draw:points="80,159 100,159 132,142 139,134 143,126 155,114 155,107 159,95 159,87 163,79 159,71 159,59 155,51 155,43 147,35 143,27 132,16 100,0 63,0 55,4 44,8 36,12 24,23 16,27 8,43 4,51 4,59 0,71 0,87 4,95 4,107 12,122 36,146 44,150 55,155 63,159">
          <text:p/>
        </draw:polygon>
        <draw:line draw:style-name="gr1" draw:text-style-name="P1" draw:layer="layout" svg:x1="12.364cm" svg:y1="4.492cm" svg:x2="12.364cm" svg:y2="2.713cm">
          <text:p/>
        </draw:line>
        <draw:polygon draw:style-name="gr4" draw:text-style-name="P4" draw:layer="layout" svg:width="0.162cm" svg:height="0.158cm" svg:x="12.285cm" svg:y="2.634cm" svg:viewBox="0 0 163 159" draw:points="79,159 100,159 131,143 139,135 143,127 147,123 155,115 155,106 159,95 159,87 163,79 159,71 159,59 155,51 155,43 147,35 143,27 139,23 131,15 100,0 63,0 55,4 43,8 35,12 23,23 16,27 4,51 4,59 0,71 0,87 4,95 4,106 12,123 16,127 35,147 43,151 55,155 63,159">
          <text:p/>
        </draw:polygon>
        <draw:frame draw:style-name="gr18" draw:text-style-name="P5" draw:layer="layout" svg:width="0.87cm" svg:height="0.539cm" svg:x="2.783cm" svg:y="2.87cm">
          <draw:text-box>
            <text:p text:style-name="P2"><text:span text:style-name="T2">N</text:span><text:span text:style-name="T9"> – 1</text:span></text:p>
          </draw:text-box>
        </draw:frame>
        <draw:line draw:style-name="gr1" draw:text-style-name="P1" draw:layer="layout" svg:x1="10.288cm" svg:y1="4.492cm" svg:x2="10.288cm" svg:y2="2.562cm">
          <text:p/>
        </draw:line>
        <draw:polygon draw:style-name="gr4" draw:text-style-name="P4" draw:layer="layout" svg:width="0.162cm" svg:height="0.162cm" svg:x="10.209cm" svg:y="2.483cm" svg:viewBox="0 0 163 163" draw:points="80,163 92,160 99,160 107,156 115,156 123,148 139,140 147,124 155,116 155,107 159,99 159,91 163,79 159,72 159,64 155,56 155,48 147,40 139,24 131,20 123,12 107,4 99,4 92,0 72,0 63,4 55,4 43,8 35,12 31,20 23,24 15,32 7,48 3,56 3,64 0,72 0,91 3,99 3,107 15,132 23,140 31,144 43,156 55,156 63,160 72,160">
          <text:p/>
        </draw:polygon>
        <draw:line draw:style-name="gr1" draw:text-style-name="P1" draw:layer="layout" svg:x1="10.288cm" svg:y1="2.195cm" svg:x2="10.288cm" svg:y2="2.713cm">
          <text:p/>
        </draw:line>
        <draw:line draw:style-name="gr1" draw:text-style-name="P1" draw:layer="layout" svg:x1="10.288cm" svg:y1="5.232cm" svg:x2="10.288cm" svg:y2="5.528cm">
          <text:p/>
        </draw:line>
        <draw:line draw:style-name="gr1" draw:text-style-name="P1" draw:layer="layout" svg:x1="12.66cm" svg:y1="5.232cm" svg:x2="12.66cm" svg:y2="5.528cm">
          <text:p/>
        </draw:line>
        <draw:line draw:style-name="gr1" draw:text-style-name="P1" draw:layer="layout" svg:x1="10.474cm" svg:y1="5.382cm" svg:x2="12.475cm" svg:y2="5.382cm">
          <text:p/>
        </draw:line>
        <draw:path draw:style-name="gr4" draw:text-style-name="P4" draw:layer="layout" svg:width="2.372cm" svg:height="0.214cm" svg:x="10.288cm" svg:y="5.275cm" svg:viewBox="0 0 2373 215" svg:d="M213 0l-213 108 213 107zM2160 0l213 108-213 107z">
          <text:p/>
        </draw:path>
        <draw:frame draw:style-name="gr13" draw:text-style-name="P6" draw:layer="layout" svg:width="0.393cm" svg:height="0.53cm" svg:x="12.991cm" svg:y="3.929cm">
          <draw:text-box>
            <text:p text:style-name="P2"><text:span text:style-name="T4">k</text:span></text:p>
          </draw:text-box>
        </draw:frame>
        <draw:frame draw:style-name="gr19" draw:text-style-name="P11" draw:layer="layout" svg:width="0.615cm" svg:height="0.53cm" svg:x="11.191cm" svg:y="5.442cm">
          <draw:text-box>
            <text:p text:style-name="P2"><text:span text:style-name="T10">N</text:span><text:span text:style-name="T11">∆</text:span><text:span text:style-name="T4">f</text:span></text:p>
          </draw:text-box>
        </draw:frame>
        <draw:frame draw:style-name="gr20" draw:text-style-name="P5" draw:layer="layout" svg:width="0.667cm" svg:height="0.539cm" svg:x="12.095cm" svg:y="4.527cm">
          <draw:text-box>
            <text:p text:style-name="P2"><text:span text:style-name="T2">N</text:span><text:span text:style-name="T9">–1</text:span></text:p>
          </draw:text-box>
        </draw:frame>
        <draw:frame draw:style-name="gr13" draw:text-style-name="P6" draw:layer="layout" svg:width="0.393cm" svg:height="0.53cm" svg:x="9.687cm" svg:y="1.591cm">
          <draw:text-box>
            <text:p text:style-name="P2"><text:span text:style-name="T4">A</text:span></text:p>
          </draw:text-box>
        </draw:frame>
        <draw:frame draw:style-name="gr13" draw:text-style-name="P6" draw:layer="layout" svg:width="0.393cm" svg:height="0.53cm" svg:x="10.589cm" svg:y="1.591cm">
          <draw:text-box>
            <text:p text:style-name="P2"><text:span text:style-name="T4">P</text:span></text:p>
          </draw:text-box>
        </draw:frame>
        <draw:frame draw:style-name="gr21" draw:text-style-name="P10" draw:layer="layout" svg:width="0.229cm" svg:height="0.311cm" svg:x="9.911cm" svg:y="1.863cm">
          <draw:text-box>
            <text:p text:style-name="P2"><text:span text:style-name="T12">k</text:span></text:p>
          </draw:text-box>
        </draw:frame>
        <draw:frame draw:style-name="gr21" draw:text-style-name="P10" draw:layer="layout" svg:width="0.229cm" svg:height="0.311cm" svg:x="10.775cm" svg:y="1.863cm">
          <draw:text-box>
            <text:p text:style-name="P2"><text:span text:style-name="T12">k</text:span></text:p>
          </draw:text-box>
        </draw:frame>
        <draw:frame draw:style-name="gr22" draw:text-style-name="P6" draw:layer="layout" svg:width="0.527cm" svg:height="0.526cm" svg:x="10.063cm" svg:y="1.591cm">
          <draw:text-box>
            <text:p text:style-name="P2"><text:span text:style-name="T8"><text:s/></text:span><text:span text:style-name="T8">or </text:span></text:p>
          </draw:text-box>
        </draw:frame>
        <draw:frame draw:style-name="gr23" draw:text-style-name="P6" draw:layer="layout" svg:width="0.393cm" svg:height="0.48cm" svg:x="11.198cm" svg:y="1.908cm">
          <draw:text-box>
            <text:p text:style-name="P2"><text:span text:style-name="T13">∆</text:span></text:p>
          </draw:text-box>
        </draw:frame>
        <draw:frame draw:style-name="gr24" draw:text-style-name="P5" draw:layer="layout" svg:width="0.395cm" svg:height="0.53cm" svg:x="0.554cm" svg:y="2.771cm">
          <draw:text-box>
            <text:p text:style-name="P2"><text:span text:style-name="T9">0</text:span></text:p>
          </draw:text-box>
        </draw:frame>
        <draw:line draw:style-name="gr1" draw:text-style-name="P1" draw:layer="layout" svg:x1="9.398cm" svg:y1="4.342cm" svg:x2="9.805cm" svg:y2="4.342cm">
          <text:p/>
        </draw:line>
        <draw:polygon draw:style-name="gr4" draw:text-style-name="P4" draw:layer="layout" svg:width="0.213cm" svg:height="0.214cm" svg:x="9.778cm" svg:y="4.235cm" svg:viewBox="0 0 214 215" draw:points="0,0 214,108 0,215">
          <text:p/>
        </draw:polygon>
        <draw:frame draw:style-name="gr24" draw:text-style-name="P5" draw:layer="layout" svg:width="0.395cm" svg:height="0.53cm" svg:x="10.195cm" svg:y="4.527cm">
          <draw:text-box>
            <text:p text:style-name="P2"><text:span text:style-name="T9">0</text:span></text:p>
          </draw:text-box>
        </draw:frame>
        <draw:frame draw:style-name="gr25" draw:text-style-name="P5" draw:layer="layout" svg:width="0.396cm" svg:height="0.535cm" svg:x="2.185cm" svg:y="1.068cm">
          <draw:text-box>
            <text:p text:style-name="P2"><text:span text:style-name="T2">T</text:span></text:p>
          </draw:text-box>
        </draw:frame>
        <draw:frame draw:style-name="gr25" draw:text-style-name="P5" draw:layer="layout" svg:width="0.396cm" svg:height="0.535cm" svg:x="3.189cm" svg:y="1.068cm">
          <draw:text-box>
            <text:p text:style-name="P2"><text:span text:style-name="T2">f</text:span></text:p>
          </draw:text-box>
        </draw:frame>
        <draw:frame draw:style-name="gr26" draw:text-style-name="P10" draw:layer="layout" svg:width="0.231cm" svg:height="0.315cm" svg:x="3.291cm" svg:y="1.342cm">
          <draw:text-box>
            <text:p text:style-name="P2"><text:span text:style-name="T12">s</text:span></text:p>
          </draw:text-box>
        </draw:frame>
        <draw:frame draw:style-name="gr27" draw:text-style-name="P5" draw:layer="layout" svg:width="0.637cm" svg:height="0.53cm" svg:x="2.528cm" svg:y="1.068cm">
          <draw:text-box>
            <text:p text:style-name="P2"><text:span text:style-name="T9">= 1/</text:span></text:p>
          </draw:text-box>
        </draw:frame>
        <draw:frame draw:style-name="gr25" draw:text-style-name="P5" draw:layer="layout" svg:width="0.396cm" svg:height="0.535cm" svg:x="11.472cm" svg:y="1.918cm">
          <draw:text-box>
            <text:p text:style-name="P2"><text:span text:style-name="T2">f</text:span></text:p>
          </draw:text-box>
        </draw:frame>
        <draw:frame draw:style-name="gr25" draw:text-style-name="P5" draw:layer="layout" svg:width="0.396cm" svg:height="0.535cm" svg:x="12.162cm" svg:y="1.918cm">
          <draw:text-box>
            <text:p text:style-name="P2"><text:span text:style-name="T2">f</text:span></text:p>
          </draw:text-box>
        </draw:frame>
        <draw:frame draw:style-name="gr25" draw:text-style-name="P5" draw:layer="layout" svg:width="0.396cm" svg:height="0.535cm" svg:x="12.736cm" svg:y="1.918cm">
          <draw:text-box>
            <text:p text:style-name="P2"><text:span text:style-name="T2">N</text:span></text:p>
          </draw:text-box>
        </draw:frame>
        <draw:frame draw:style-name="gr26" draw:text-style-name="P10" draw:layer="layout" svg:width="0.231cm" svg:height="0.315cm" svg:x="12.309cm" svg:y="2.194cm">
          <draw:text-box>
            <text:p text:style-name="P2"><text:span text:style-name="T12">s</text:span></text:p>
          </draw:text-box>
        </draw:frame>
        <draw:frame draw:style-name="gr28" draw:text-style-name="P5" draw:layer="layout" svg:width="0.396cm" svg:height="0.53cm" svg:x="11.777cm" svg:y="1.918cm">
          <draw:text-box>
            <text:p text:style-name="P2"><text:span text:style-name="T9">= </text:span></text:p>
          </draw:text-box>
        </draw:frame>
        <draw:line draw:style-name="gr1" draw:text-style-name="P1" draw:layer="layout" svg:x1="2.28cm" svg:y1="4.342cm" svg:x2="4.17cm" svg:y2="4.342cm">
          <text:p/>
        </draw:line>
        <draw:polygon draw:style-name="gr4" draw:text-style-name="P4" draw:layer="layout" svg:width="0.214cm" svg:height="0.214cm" svg:x="4.142cm" svg:y="4.235cm" svg:viewBox="0 0 215 215" draw:points="0,0 215,108 0,215">
          <text:p/>
        </draw:polygon>
        <draw:line draw:style-name="gr1" draw:text-style-name="P1" draw:layer="layout" svg:x1="11.474cm" svg:y1="3.527cm" svg:x2="11.474cm" svg:y2="3.504cm">
          <text:p/>
        </draw:line>
        <draw:line draw:style-name="gr1" draw:text-style-name="P1" draw:layer="layout" svg:x1="11.474cm" svg:y1="3.385cm" svg:x2="11.474cm" svg:y2="3.361cm">
          <text:p/>
        </draw:line>
        <draw:line draw:style-name="gr1" draw:text-style-name="P1" draw:layer="layout" svg:x1="11.474cm" svg:y1="3.243cm" svg:x2="11.474cm" svg:y2="3.219cm">
          <text:p/>
        </draw:line>
        <draw:line draw:style-name="gr1" draw:text-style-name="P1" draw:layer="layout" svg:x1="11.474cm" svg:y1="3.1cm" svg:x2="11.474cm" svg:y2="3.077cm">
          <text:p/>
        </draw:line>
        <draw:line draw:style-name="gr1" draw:text-style-name="P1" draw:layer="layout" svg:x1="11.474cm" svg:y1="2.958cm" svg:x2="11.474cm" svg:y2="2.934cm">
          <text:p/>
        </draw:line>
        <draw:line draw:style-name="gr1" draw:text-style-name="P1" draw:layer="layout" svg:x1="11.474cm" svg:y1="2.815cm" svg:x2="11.474cm" svg:y2="2.792cm">
          <text:p/>
        </draw:line>
        <draw:line draw:style-name="gr1" draw:text-style-name="P1" draw:layer="layout" svg:x1="11.474cm" svg:y1="2.673cm" svg:x2="11.474cm" svg:y2="2.649cm">
          <text:p/>
        </draw:line>
        <draw:line draw:style-name="gr1" draw:text-style-name="P1" draw:layer="layout" svg:x1="11.474cm" svg:y1="2.531cm" svg:x2="11.474cm" svg:y2="2.507cm">
          <text:p/>
        </draw:line>
        <draw:line draw:style-name="gr1" draw:text-style-name="P1" draw:layer="layout" svg:x1="11.474cm" svg:y1="2.388cm" svg:x2="11.474cm" svg:y2="2.365cm">
          <text:p/>
        </draw:line>
        <draw:line draw:style-name="gr1" draw:text-style-name="P1" draw:layer="layout" svg:x1="11.474cm" svg:y1="2.246cm" svg:x2="11.474cm" svg:y2="2.222cm">
          <text:p/>
        </draw:line>
        <draw:line draw:style-name="gr1" draw:text-style-name="P1" draw:layer="layout" svg:x1="11.474cm" svg:y1="4.528cm" svg:x2="11.474cm" svg:y2="4.567cm">
          <text:p/>
        </draw:line>
        <draw:frame draw:style-name="gr28" draw:text-style-name="P5" draw:layer="layout" svg:width="0.396cm" svg:height="0.53cm" svg:x="12.513cm" svg:y="1.918cm">
          <draw:text-box>
            <text:p text:style-name="P2"><text:span text:style-name="T9">/</text:span></text:p>
          </draw:text-box>
        </draw:frame>
        <draw:line draw:style-name="gr1" draw:text-style-name="P1" draw:layer="layout" svg:x1="11.031cm" svg:y1="3.156cm" svg:x2="11.055cm" svg:y2="3.156cm">
          <text:p/>
        </draw:line>
        <draw:line draw:style-name="gr1" draw:text-style-name="P1" draw:layer="layout" svg:x1="11.173cm" svg:y1="3.156cm" svg:x2="11.197cm" svg:y2="3.156cm">
          <text:p/>
        </draw:line>
        <draw:line draw:style-name="gr1" draw:text-style-name="P1" draw:layer="layout" svg:x1="11.316cm" svg:y1="3.156cm" svg:x2="11.328cm" svg:y2="3.156cm">
          <text:p/>
        </draw:line>
        <draw:line draw:style-name="gr1" draw:text-style-name="P1" draw:layer="layout" svg:x1="11.624cm" svg:y1="3.156cm" svg:x2="11.648cm" svg:y2="3.156cm">
          <text:p/>
        </draw:line>
        <draw:line draw:style-name="gr1" draw:text-style-name="P1" draw:layer="layout" svg:x1="11.767cm" svg:y1="3.156cm" svg:x2="11.79cm" svg:y2="3.156cm">
          <text:p/>
        </draw:line>
        <draw:line draw:style-name="gr1" draw:text-style-name="P1" draw:layer="layout" svg:x1="11.909cm" svg:y1="3.156cm" svg:x2="11.921cm" svg:y2="3.156cm">
          <text:p/>
        </draw:line>
        <draw:frame draw:style-name="gr29" draw:text-style-name="P6" draw:layer="layout" svg:width="0.768cm" svg:height="0.534cm" svg:x="11.091cm" svg:y="4.53cm">
          <draw:text-box>
            <text:p text:style-name="P2"><text:span text:style-name="T4">N</text:span><text:span text:style-name="T8"> / 2</text:span></text:p>
          </draw:text-box>
        </draw:frame>
        <draw:frame draw:style-name="gr13" draw:text-style-name="P6" draw:layer="layout" svg:width="0.393cm" svg:height="0.53cm" svg:x="10.569cm" svg:y="6.009cm">
          <draw:text-box>
            <text:p text:style-name="P2"><text:span text:style-name="T4">f</text:span></text:p>
          </draw:text-box>
        </draw:frame>
        <draw:frame draw:style-name="gr13" draw:text-style-name="P6" draw:layer="layout" svg:width="0.393cm" svg:height="0.53cm" svg:x="11.198cm" svg:y="6.009cm">
          <draw:text-box>
            <text:p text:style-name="P2"><text:span text:style-name="T4">kf</text:span></text:p>
          </draw:text-box>
        </draw:frame>
        <draw:frame draw:style-name="gr13" draw:text-style-name="P6" draw:layer="layout" svg:width="0.393cm" svg:height="0.53cm" svg:x="11.739cm" svg:y="6.009cm">
          <draw:text-box>
            <text:p text:style-name="P2"><text:span text:style-name="T4">N</text:span></text:p>
          </draw:text-box>
        </draw:frame>
        <draw:frame draw:style-name="gr21" draw:text-style-name="P10" draw:layer="layout" svg:width="0.229cm" svg:height="0.311cm" svg:x="11.436cm" svg:y="6.281cm">
          <draw:text-box>
            <text:p text:style-name="P2"><text:span text:style-name="T12">s</text:span></text:p>
          </draw:text-box>
        </draw:frame>
        <draw:frame draw:style-name="gr17" draw:text-style-name="P6" draw:layer="layout" svg:width="0.393cm" svg:height="0.526cm" svg:x="10.875cm" svg:y="6.008cm">
          <draw:text-box>
            <text:p text:style-name="P2"><text:span text:style-name="T8">=</text:span></text:p>
          </draw:text-box>
        </draw:frame>
        <draw:line draw:style-name="gr1" draw:text-style-name="P1" draw:layer="layout" svg:x1="10.572cm" svg:y1="3.689cm" svg:x2="10.869cm" svg:y2="3.689cm">
          <text:p/>
        </draw:line>
        <draw:polyline draw:style-name="gr1" draw:text-style-name="P1" draw:layer="layout" svg:width="0.072cm" svg:height="0.143cm" svg:x="10.572cm" svg:y="3.618cm" svg:viewBox="0 0 73 144" draw:points="73,0 0,71 73,144">
          <text:p/>
        </draw:polyline>
        <draw:polyline draw:style-name="gr1" draw:text-style-name="P1" draw:layer="layout" svg:width="0.071cm" svg:height="0.143cm" svg:x="10.798cm" svg:y="3.618cm" svg:viewBox="0 0 72 144" draw:points="0,0 72,71 0,144">
          <text:p/>
        </draw:polyline>
        <draw:line draw:style-name="gr1" draw:text-style-name="P1" draw:layer="layout" svg:x1="11.76cm" svg:y1="2.503cm" svg:x2="10.853cm" svg:y2="3.41cm">
          <text:p/>
        </draw:line>
        <draw:polygon draw:style-name="gr4" draw:text-style-name="P4" draw:layer="layout" svg:width="0.225cm" svg:height="0.225cm" svg:x="10.723cm" svg:y="3.314cm" svg:viewBox="0 0 226 226" draw:points="226,151 0,226 75,0">
          <text:p/>
        </draw:polygon>
        <draw:line draw:style-name="gr1" draw:text-style-name="P1" draw:layer="layout" svg:x1="0.785cm" svg:y1="2.503cm" svg:x2="1.378cm" svg:y2="2.503cm">
          <text:p/>
        </draw:line>
        <draw:polyline draw:style-name="gr1" draw:text-style-name="P1" draw:layer="layout" svg:width="0.083cm" svg:height="0.166cm" svg:x="0.785cm" svg:y="2.42cm" svg:viewBox="0 0 84 167" draw:points="84,0 0,83 84,167">
          <text:p/>
        </draw:polyline>
        <draw:polyline draw:style-name="gr1" draw:text-style-name="P1" draw:layer="layout" svg:width="0.083cm" svg:height="0.166cm" svg:x="1.295cm" svg:y="2.42cm" svg:viewBox="0 0 84 167" draw:points="0,0 84,83 0,167">
          <text:p/>
        </draw:polyline>
        <draw:line draw:style-name="gr1" draw:text-style-name="P1" draw:layer="layout" svg:x1="2.269cm" svg:y1="1.613cm" svg:x2="1.24cm" svg:y2="2.255cm">
          <text:p/>
        </draw:line>
        <draw:polygon draw:style-name="gr4" draw:text-style-name="P4" draw:layer="layout" svg:width="0.237cm" svg:height="0.202cm" svg:x="1.082cm" svg:y="2.151cm" svg:viewBox="0 0 238 203" draw:points="238,179 0,203 126,0">
          <text:p/>
        </draw:polygon>
        <draw:frame draw:style-name="gr17" draw:text-style-name="P6" draw:layer="layout" svg:width="0.393cm" svg:height="0.526cm" svg:x="11.588cm" svg:y="6.009cm">
          <draw:text-box>
            <text:p text:style-name="P2"><text:span text:style-name="T8">/</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ymbol" svg:font-family="Symbol" style:font-pitch="variable"/>
    <style:font-face style:name="Symbol1" svg:font-family="Symbol"/>
    <style:font-face style:name="Times" svg:font-family="Times" style:font-pitch="variable"/>
    <style:font-face style:name="Times1" svg:font-family="Time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Arial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3cm" fo:margin-bottom="0.3cm" fo:margin-left="0.3cm" fo:margin-right="0.3cm" fo:page-width="14cm" fo:page-height="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9-13T11:33:34.636307534</dc:date>
    <meta:editing-duration>PT6M15S</meta:editing-duration>
    <meta:editing-cycles>2</meta:editing-cycles>
    <meta:generator>LibreOffice/7.6.1.1$Linux_X86_64 LibreOffice_project/60$Build-1</meta:generator>
    <meta:document-statistic meta:object-count="128"/>
  </office:meta>
</office:document-meta>
</file>